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161.09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236.86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122.26pt"/>
    </style:style>
    <style:style style:name="co10" style:family="table-column">
      <style:table-column-properties fo:break-before="auto" style:column-width="237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6pt" fo:break-before="auto" style:use-optimal-row-height="false"/>
    </style:style>
    <style:style style:name="ro4" style:family="table-row">
      <style:table-row-properties style:row-height="123.76pt" fo:break-before="auto" style:use-optimal-row-height="false"/>
    </style:style>
    <style:style style:name="ro5" style:family="table-row">
      <style:table-row-properties style:row-height="96.75pt" fo:break-before="auto" style:use-optimal-row-height="false"/>
    </style:style>
    <style:style style:name="ro6" style:family="table-row">
      <style:table-row-properties style:row-height="72.74pt" fo:break-before="auto" style:use-optimal-row-height="false"/>
    </style:style>
    <style:style style:name="ro7" style:family="table-row">
      <style:table-row-properties style:row-height="80.25pt" fo:break-before="auto" style:use-optimal-row-height="false"/>
    </style:style>
    <style:style style:name="ro8" style:family="table-row">
      <style:table-row-properties style:row-height="99.01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74.24pt" fo:break-before="auto" style:use-optimal-row-height="false"/>
    </style:style>
    <style:style style:name="ro11" style:family="table-row">
      <style:table-row-properties style:row-height="75pt" fo:break-before="auto" style:use-optimal-row-height="false"/>
    </style:style>
    <style:style style:name="ro12" style:family="table-row">
      <style:table-row-properties style:row-height="60.75pt" fo:break-before="auto" style:use-optimal-row-height="false"/>
    </style:style>
    <style:style style:name="ro13" style:family="table-row">
      <style:table-row-properties style:row-height="83.99pt" fo:break-before="auto" style:use-optimal-row-height="false"/>
    </style:style>
    <style:style style:name="ro14" style:family="table-row">
      <style:table-row-properties style:row-height="114.75pt" fo:break-before="auto" style:use-optimal-row-height="false"/>
    </style:style>
    <style:style style:name="ro15" style:family="table-row">
      <style:table-row-properties style:row-height="93pt" fo:break-before="auto" style:use-optimal-row-height="false"/>
    </style:style>
    <style:style style:name="ro16" style:family="table-row">
      <style:table-row-properties style:row-height="90pt" fo:break-before="auto" style:use-optimal-row-height="false"/>
    </style:style>
    <style:style style:name="ro17" style:family="table-row">
      <style:table-row-properties style:row-height="93.74pt" fo:break-before="auto" style:use-optimal-row-height="false"/>
    </style:style>
    <style:style style:name="ro18" style:family="table-row">
      <style:table-row-properties style:row-height="94.51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ro20" style:family="table-row">
      <style:table-row-properties style:row-height="71.26pt" fo:break-before="auto" style:use-optimal-row-height="false"/>
    </style:style>
    <style:style style:name="ro21" style:family="table-row">
      <style:table-row-properties style:row-height="68.26pt" fo:break-before="auto" style:use-optimal-row-height="false"/>
    </style:style>
    <style:style style:name="ro22" style:family="table-row">
      <style:table-row-properties style:row-height="87pt" fo:break-before="auto" style:use-optimal-row-height="false"/>
    </style:style>
    <style:style style:name="ro23" style:family="table-row">
      <style:table-row-properties style:row-height="67.49pt" fo:break-before="auto" style:use-optimal-row-height="false"/>
    </style:style>
    <style:style style:name="ro24" style:family="table-row">
      <style:table-row-properties style:row-height="65.99pt" fo:break-before="auto" style:use-optimal-row-height="false"/>
    </style:style>
    <style:style style:name="ro25" style:family="table-row">
      <style:table-row-properties style:row-height="66.76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69pt" fo:break-before="auto" style:use-optimal-row-height="false"/>
    </style:style>
    <style:style style:name="ro28" style:family="table-row">
      <style:table-row-properties style:row-height="69.76pt" fo:break-before="auto" style:use-optimal-row-height="false"/>
    </style:style>
    <style:style style:name="ro29" style:family="table-row">
      <style:table-row-properties style:row-height="70.5pt" fo:break-before="auto" style:use-optimal-row-height="false"/>
    </style:style>
    <style:style style:name="ro30" style:family="table-row">
      <style:table-row-properties style:row-height="72pt" fo:break-before="auto" style:use-optimal-row-height="false"/>
    </style:style>
    <style:style style:name="ta1" style:family="table" style:master-page-name="PageStyle_5f_POST_20_apiv1kits_7b_id_7d_products">
      <style:table-properties table:display="true" style:writing-mode="lr-tb"/>
    </style:style>
    <style:style style:name="ta2" style:family="table" style:master-page-name="PageStyle_5f_POST_20_order-and-gov1delivery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T apiv1kits{id}produ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Título do caso de teste</text:p>
          </table:table-cell>
          <table:table-cell table:style-name="ce1" office:value-type="string" calcext:value-type="string">
            <text:p>Etapas do teste</text:p>
          </table:table-cell>
          <table:table-cell table:style-name="ce1" office:value-type="string" calcext:value-type="string">
            <text:p>Dados do teste (corpo da solicitação)</text:p>
          </table:table-cell>
          <table:table-cell table:style-name="ce7" office:value-type="string" calcext:value-type="string">
            <text:p>Resultado esperado</text:p>
          </table:table-cell>
          <table:table-cell table:style-name="ce7" office:value-type="string" calcext:value-type="string">
            <text:p>Resultado real</text:p>
          </table:table-cell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Link para o relatório de bug</text:p>
          </table:table-cell>
          <table:table-cell table:style-name="ce6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1">Requisito 1: </text:span><text:span text:style-name="T2">/api/v1/kits/:id/products</text:span></text:p>
          </table:table-cell>
          <table:covered-table-cell table:number-columns-repeated="6" table:style-name="ce8"/>
          <table:covered-table-cell table:style-name="ce11"/>
          <table:table-cell table:style-name="ce6" table:number-columns-repeated="17"/>
          <table:table-cell table:number-columns-repeated="99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serir requisição POST para criar um KIT.</text:p>
          </table:table-cell>
          <table:table-cell table:style-name="ce3" office:value-type="string" calcext:value-type="string">
            <text:p>1. Envie uma solicitação POST para /api/v1/kits/:id/products com um ID de kit 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1</text:p>
            <text:p>    }</text:p>
            <text:p>  ]</text:p>
            <text:p>}</text:p>
          </table:table-cell>
          <table:table-cell table:style-name="ce3" office:value-type="string" calcext:value-type="string">
            <text:p>200 OK</text:p>
            <text:p>O produto é adicionado.</text:p>
          </table:table-cell>
          <table:table-cell table:style-name="ce3" office:value-type="string" calcext:value-type="string">
            <text:p>200 OK</text:p>
            <text:p>O produto é adicionado.</text:p>
          </table:table-cell>
          <table:table-cell table:style-name="ce9" office:value-type="string" calcext:value-type="string">
            <text:p>APROVADO</text:p>
          </table:table-cell>
          <table:table-cell table:style-name="ce12"/>
          <table:table-cell table:style-name="ce6" table:number-columns-repeated="17"/>
          <table:table-cell table:number-columns-repeated="999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serir requisição POST para alterar a quantidade de itens dentro do KIT.</text:p>
          </table:table-cell>
          <table:table-cell table:style-name="ce3" office:value-type="string" calcext:value-type="string">
            <text:p>1. Envie uma solicitação POST para /api/v1/kits/:id/products com um ID de kit 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200 OK </text:p>
            <text:p>A quantiadde do produto é alterada para 5</text:p>
          </table:table-cell>
          <table:table-cell table:style-name="ce3" office:value-type="string" calcext:value-type="string">
            <text:p>200 OK </text:p>
            <text:p>A quantiadde do produto é alterada para 5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serir requisição POST com o ID como string na URL.</text:p>
          </table:table-cell>
          <table:table-cell table:style-name="ce3" office:value-type="string" calcext:value-type="string">
            <text:p>1. Envie uma solicitação POST para /api/v1/kits/:id/products com um ID de kit existente na URL e um ID de produto no corpo da solicitação.</text:p>
          </table:table-cell>
          <table:table-cell table:style-name="ce3" office:value-type="string" calcext:value-type="string">
            <text:p>Path params: id=be</text:p>
            <text:p>{</text:p>
            <text:p>  "productsList": [</text:p>
            <text:p>    {</text:p>
            <text:p>      "id": 1,</text:p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" xlink:type="simple">https://bernardosantos2.atlassian.net/browse/BPPS4-1</text:a></text:p>
          </table:table-cell>
          <table:table-cell table:style-name="ce15" table:number-columns-repeated="18"/>
          <table:table-cell table:number-columns-repeated="998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nserir requisição POST com o ID como caracter especial na URL.</text:p>
          </table:table-cell>
          <table:table-cell table:style-name="ce3" office:value-type="string" calcext:value-type="string">
            <text:p>1. Envie uma solicitação POST para /api/v1/kits/:id/products com um ID de kit existente na URL e um ID de produto no corpo da solicitação.</text:p>
          </table:table-cell>
          <table:table-cell table:style-name="ce3" office:value-type="string" calcext:value-type="string">
            <text:p>Path params: id=@@</text:p>
            <text:p>{</text:p>
            <text:p>  "productsList": [</text:p>
            <text:p>    {</text:p>
            <text:p>      "id": 1,</text:p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" xlink:type="simple">https://bernardosantos2.atlassian.net/browse/BPPS4-2</text:a></text:p>
          </table:table-cell>
          <table:table-cell table:style-name="ce15" table:number-columns-repeated="18"/>
          <table:table-cell table:number-columns-repeated="998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serir requisição POST com o ID como espaço vazio na URL.</text:p>
          </table:table-cell>
          <table:table-cell table:style-name="ce3" office:value-type="string" calcext:value-type="string">
            <text:p>1. Envie uma solicitação POST para /api/v1/kits/:id/products com um ID de kit existente na URL e um ID de produto no corpo da solicitação.</text:p>
          </table:table-cell>
          <table:table-cell table:style-name="ce3" office:value-type="string" calcext:value-type="string">
            <text:p>Path params: id=</text:p>
            <text:p>{</text:p>
            <text:p>  "productsList": [</text:p>
            <text:p>    {</text:p>
            <text:p>      "id": 1,</text:p>
            <text:p>      "quantity": 4</text:p>
            <text:p>    }</text:p>
            <text:p>  ]</text:p>
            <text:p>}</text:p>
          </table:table-cell>
          <table:table-cell table:number-columns-repeated="2" table:style-name="ce3" office:value-type="string" calcext:value-type="string">
            <text:p>405 Method not Allowed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15" table:number-columns-repeated="18"/>
          <table:table-cell table:number-columns-repeated="998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Inserir requisição POST com o ID como espaço na URL.</text:p>
          </table:table-cell>
          <table:table-cell table:style-name="ce3" office:value-type="string" calcext:value-type="string">
            <text:p>1. Envie uma solicitação POST para /api/v1/kits/:id/products com um ID de kit existente na URL e um ID de produto no corpo da solicitação.</text:p>
          </table:table-cell>
          <table:table-cell table:style-name="ce3" office:value-type="string" calcext:value-type="string">
            <text:p>Path params: id=" "</text:p>
            <text:p>{</text:p>
            <text:p>  "productsList": [</text:p>
            <text:p>    {</text:p>
            <text:p>      "id": 1,</text:p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.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" xlink:type="simple">https://bernardosantos2.atlassian.net/browse/BPPS4-3</text:a></text:p>
          </table:table-cell>
          <table:table-cell table:style-name="ce6" table:number-columns-repeated="17"/>
          <table:table-cell table:number-columns-repeated="999"/>
        </table:table-row>
        <table:table-row table:style-name="ro9"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Inserir requisição POST com um ID inexistente na URL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89987</text:p>
            <text:p>{</text:p>
            <text:p>  "productsList": [</text:p>
            <text:p>    {</text:p>
            <text:p>      "id": 1,</text:p>
            <text:p>      "quantity": 4</text:p>
            <text:p>    }</text:p>
            <text:p>  ]</text:p>
            <text:p>}</text:p>
          </table:table-cell>
          <table:table-cell table:number-columns-repeated="2" table:style-name="ce3" office:value-type="string" calcext:value-type="string">
            <text:p>404 Not Found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10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Inserir requisição POST com o ID do body como string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"be",</text:p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4" xlink:type="simple">https://bernardosantos2.atlassian.net/browse/BPPS4-4</text:a></text:p>
          </table:table-cell>
          <table:table-cell table:style-name="ce6" table:number-columns-repeated="17"/>
          <table:table-cell table:number-columns-repeated="999"/>
        </table:table-row>
        <table:table-row table:style-name="ro11"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Inserir requisição POST com o ID do body como caracter especial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"@@",</text:p>
            <text:p>      "quantity": 4</text:p>
            <text:p> 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5" xlink:type="simple">https://bernardosantos2.atlassian.net/browse/BPPS4-5</text:a></text:p>
          </table:table-cell>
          <table:table-cell table:style-name="ce6" table:number-columns-repeated="17"/>
          <table:table-cell table:number-columns-repeated="999"/>
        </table:table-row>
        <table:table-row table:style-name="ro12"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Inserir requisição POST com o ID do body como espaço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" ",</text:p>
            <text:p>      "quantity": 4</text:p>
            <text:p> 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6" xlink:type="simple">https://bernardosantos2.atlassian.net/browse/BPPS4-6</text:a></text:p>
          </table:table-cell>
          <table:table-cell table:style-name="ce6" table:number-columns-repeated="17"/>
          <table:table-cell table:number-columns-repeated="999"/>
        </table:table-row>
        <table:table-row table:style-name="ro13"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Inserir requisição POST com o ID do body como string vazia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"",</text:p>
            <text:p>      "quantity": 4</text:p>
            <text:p> 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7" xlink:type="simple">https://bernardosantos2.atlassian.net/browse/BPPS4-7</text:a></text:p>
          </table:table-cell>
          <table:table-cell table:style-name="ce6" table:number-columns-repeated="17"/>
          <table:table-cell table:number-columns-repeated="99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Inserir requisição POST sem o parâmetro ID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/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8" xlink:type="simple">https://bernardosantos2.atlassian.net/browse/BPPS4-8</text:a></text:p>
          </table:table-cell>
          <table:table-cell table:style-name="ce6" table:number-columns-repeated="17"/>
          <table:table-cell table:number-columns-repeated="999"/>
        </table:table-row>
        <table:table-row table:style-name="ro10"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Inserir requisição POST com o ID do body grande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"7897897987987",</text:p>
            <text:p>      "quantity": 4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9" xlink:type="simple">https://bernardosantos2.atlassian.net/browse/BPPS4-9</text:a></text:p>
          </table:table-cell>
          <table:table-cell table:style-name="ce6" table:number-columns-repeated="17"/>
          <table:table-cell table:number-columns-repeated="999"/>
        </table:table-row>
        <table:table-row table:style-name="ro14"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Inserir requisição POST com o quantity como string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"be"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0" xlink:type="simple">https://bernardosantos2.atlassian.net/browse/BPPS4-10</text:a></text:p>
          </table:table-cell>
          <table:table-cell table:style-name="ce6" table:number-columns-repeated="17"/>
          <table:table-cell table:number-columns-repeated="999"/>
        </table:table-row>
        <table:table-row table:style-name="ro14"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Inserir requisição POST com o quantity como caracter especial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"@@"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1" xlink:type="simple">https://bernardosantos2.atlassian.net/browse/BPPS4-11</text:a></text:p>
          </table:table-cell>
          <table:table-cell table:style-name="ce6" table:number-columns-repeated="17"/>
          <table:table-cell table:number-columns-repeated="999"/>
        </table:table-row>
        <table:table-row table:style-name="ro14">
          <table:table-cell table:style-name="ce4" office:value-type="float" office:value="18" calcext:value-type="float">
            <text:p>18</text:p>
          </table:table-cell>
          <table:table-cell table:style-name="ce3" office:value-type="string" calcext:value-type="string">
            <text:p>Inserir requisição POST com o quantity como espaço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" "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2" xlink:type="simple">https://bernardosantos2.atlassian.net/browse/BPPS4-12</text:a></text:p>
          </table:table-cell>
          <table:table-cell table:style-name="ce6" table:number-columns-repeated="17"/>
          <table:table-cell table:number-columns-repeated="999"/>
        </table:table-row>
        <table:table-row table:style-name="ro14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serir requisição POST com o quantity como espaço vazio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""</text:p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3" xlink:type="simple">https://bernardosantos2.atlassian.net/browse/BPPS4-13</text:a></text:p>
          </table:table-cell>
          <table:table-cell table:style-name="ce6" table:number-columns-repeated="17"/>
          <table:table-cell table:number-columns-repeated="999"/>
        </table:table-row>
        <table:table-row table:style-name="ro14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serir requisição POST com o quantity como inexistente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</text:p>
            <text:p/>
            <text:p>    }</text:p>
            <text:p>  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4" xlink:type="simple">https://bernardosantos2.atlassian.net/browse/BPPS4-14</text:a></text:p>
          </table:table-cell>
          <table:table-cell table:style-name="ce6" table:number-columns-repeated="17"/>
          <table:table-cell table:number-columns-repeated="999"/>
        </table:table-row>
        <table:table-row table:style-name="ro15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Inserir requisição POST sem o body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Não inserir o body.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5" xlink:type="simple">https://bernardosantos2.atlassian.net/browse/BPPS4-15</text:a></text:p>
          </table:table-cell>
          <table:table-cell table:style-name="ce6" table:number-columns-repeated="17"/>
          <table:table-cell table:number-columns-repeated="999"/>
        </table:table-row>
        <table:table-row table:style-name="ro16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Inserir requisição POST sem o ProductList vazio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]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6" xlink:type="simple">https://bernardosantos2.atlassian.net/browse/BPPS4-16</text:a></text:p>
          </table:table-cell>
          <table:table-cell table:style-name="ce6" table:number-columns-repeated="17"/>
          <table:table-cell table:number-columns-repeated="999"/>
        </table:table-row>
        <table:table-row table:style-name="ro17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Inserir requisição POST sem o ProductList como objeto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{}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500 Internal Server Error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7" xlink:type="simple">https://bernardosantos2.atlassian.net/browse/BPPS4-17</text:a></text:p>
          </table:table-cell>
          <table:table-cell table:style-name="ce6" table:number-columns-repeated="17"/>
          <table:table-cell table:number-columns-repeated="999"/>
        </table:table-row>
        <table:table-row table:style-name="ro18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Inserir requisição POST com 30 itens adicionados no body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1</text:p>
            <text:p>    },  {</text:p>
            <text:p>      "id": 2,</text:p>
            <text:p>      "quantity": 1</text:p>
            <text:p>    },  {</text:p>
            <text:p>      "id": 3,</text:p>
            <text:p>      "quantity": 1</text:p>
            <text:p>    },  {</text:p>
            <text:p>      "id": 4,</text:p>
            <text:p>      "quantity": 1</text:p>
            <text:p>    },  {</text:p>
            <text:p>      "id": 5,</text:p>
            <text:p>      "quantity": 1</text:p>
            <text:p>    },  {</text:p>
            <text:p>      "id": 6,</text:p>
            <text:p>      "quantity": 1</text:p>
            <text:p>    },  {</text:p>
            <text:p>      "id": 7,</text:p>
            <text:p>      "quantity": 1</text:p>
            <text:p>    },  {</text:p>
            <text:p>      "id": 8,</text:p>
            <text:p>      "quantity": 1</text:p>
            <text:p>    },  {</text:p>
            <text:p>      "id": 9,</text:p>
            <text:p>      "quantity": 1</text:p>
            <text:p>    },  {</text:p>
            <text:p>      "id": 10,</text:p>
            <text:p>      "quantity": 1</text:p>
            <text:p>    },  {</text:p>
            <text:p>      "id": 11,</text:p>
            <text:p>      "quantity": 1</text:p>
            <text:p>    },  {</text:p>
            <text:p>      "id": 12,</text:p>
            <text:p>      "quantity": 1</text:p>
            <text:p>    },  {</text:p>
            <text:p>      "id": 13,</text:p>
            <text:p>      "quantity": 1</text:p>
            <text:p>    },  {</text:p>
            <text:p>      "id": 14,</text:p>
            <text:p>      "quantity": 1</text:p>
            <text:p>    },  {</text:p>
            <text:p>      "id": 15,</text:p>
            <text:p>      "quantity": 1</text:p>
            <text:p>    },  {</text:p>
            <text:p>      "id": 16,</text:p>
            <text:p>      "quantity": 1</text:p>
            <text:p>    },  {</text:p>
            <text:p>      "id": 17,</text:p>
            <text:p>      "quantity": 1</text:p>
            <text:p>    },  {</text:p>
            <text:p>      "id": 18,</text:p>
            <text:p>      "quantity": 1</text:p>
            <text:p>    },  {</text:p>
            <text:p>      "id": 19,</text:p>
            <text:p>      "quantity": 1</text:p>
            <text:p>    },  {</text:p>
            <text:p>      "id": 20,</text:p>
            <text:p>      "quantity": 1</text:p>
            <text:p>    },  {</text:p>
            <text:p>      "id": 21,</text:p>
            <text:p>      "quantity": 1</text:p>
            <text:p>    },  {</text:p>
            <text:p>      "id": 22,</text:p>
            <text:p>      "quantity": 1</text:p>
            <text:p>    },  {</text:p>
            <text:p>      "id": 23,</text:p>
            <text:p>      "quantity": 1</text:p>
            <text:p>    },  {</text:p>
            <text:p>      "id": 24,</text:p>
            <text:p>      "quantity": 1</text:p>
            <text:p>    },  {</text:p>
            <text:p>      "id": 25,</text:p>
            <text:p>      "quantity": 1</text:p>
            <text:p>    },  {</text:p>
            <text:p>      "id": 26,</text:p>
            <text:p>      "quantity": 1</text:p>
            <text:p>    },  {</text:p>
            <text:p>      "id": 27,</text:p>
            <text:p>      "quantity": 1</text:p>
            <text:p>    },  {</text:p>
            <text:p>      "id": 28,</text:p>
            <text:p>      "quantity": 1</text:p>
            <text:p>    },  {</text:p>
            <text:p>      "id": 29,</text:p>
            <text:p>      "quantity": 1</text:p>
            <text:p>    },  {</text:p>
            <text:p>      "id": 30,</text:p>
            <text:p>      "quantity": 1</text:p>
            <text:p>    }</text:p>
            <text:p>  ]</text:p>
            <text:p>}</text:p>
          </table:table-cell>
          <table:table-cell table:number-columns-repeated="2" table:style-name="ce3" office:value-type="string" calcext:value-type="string">
            <text:p>200 OK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5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Inserir requisição POST com 31 itens adicionados no body.</text:p>
          </table:table-cell>
          <table:table-cell table:style-name="ce3" office:value-type="string" calcext:value-type="string">
            <text:p>1. Envie uma solicitação POST para /api/v1/kits/:id/products com um ID de kit inexistente na URL e um ID de produto no corpo da solicitação.</text:p>
          </table:table-cell>
          <table:table-cell table:style-name="ce3" office:value-type="string" calcext:value-type="string">
            <text:p>Path params: id=7</text:p>
            <text:p>{</text:p>
            <text:p>  "productsList": [</text:p>
            <text:p>    {</text:p>
            <text:p>      "id": 1,</text:p>
            <text:p>      "quantity": 1</text:p>
            <text:p>    },  {</text:p>
            <text:p>      "id": 2,</text:p>
            <text:p>      "quantity": 1</text:p>
            <text:p>    },  {</text:p>
            <text:p>      "id": 3,</text:p>
            <text:p>      "quantity": 1</text:p>
            <text:p>    },  {</text:p>
            <text:p>      "id": 4,</text:p>
            <text:p>      "quantity": 1</text:p>
            <text:p>    },  {</text:p>
            <text:p>      "id": 5,</text:p>
            <text:p>      "quantity": 1</text:p>
            <text:p>    },  {</text:p>
            <text:p>      "id": 6,</text:p>
            <text:p>      "quantity": 1</text:p>
            <text:p>    },  {</text:p>
            <text:p>      "id": 7,</text:p>
            <text:p>      "quantity": 1</text:p>
            <text:p>    },  {</text:p>
            <text:p>      "id": 8,</text:p>
            <text:p>      "quantity": 1</text:p>
            <text:p>    },  {</text:p>
            <text:p>      "id": 9,</text:p>
            <text:p>      "quantity": 1</text:p>
            <text:p>    },  {</text:p>
            <text:p>      "id": 10,</text:p>
            <text:p>      "quantity": 1</text:p>
            <text:p>    },  {</text:p>
            <text:p>      "id": 11,</text:p>
            <text:p>      "quantity": 1</text:p>
            <text:p>    },  {</text:p>
            <text:p>      "id": 12,</text:p>
            <text:p>      "quantity": 1</text:p>
            <text:p>    },  {</text:p>
            <text:p>      "id": 13,</text:p>
            <text:p>      "quantity": 1</text:p>
            <text:p>    },  {</text:p>
            <text:p>      "id": 14,</text:p>
            <text:p>      "quantity": 1</text:p>
            <text:p>    },  {</text:p>
            <text:p>      "id": 15,</text:p>
            <text:p>      "quantity": 1</text:p>
            <text:p>    },  {</text:p>
            <text:p>      "id": 16,</text:p>
            <text:p>      "quantity": 1</text:p>
            <text:p>    },  {</text:p>
            <text:p>      "id": 17,</text:p>
            <text:p>      "quantity": 1</text:p>
            <text:p>    },  {</text:p>
            <text:p>      "id": 18,</text:p>
            <text:p>      "quantity": 1</text:p>
            <text:p>    },  {</text:p>
            <text:p>      "id": 19,</text:p>
            <text:p>      "quantity": 1</text:p>
            <text:p>    },  {</text:p>
            <text:p>      "id": 20,</text:p>
            <text:p>      "quantity": 1</text:p>
            <text:p>    },  {</text:p>
            <text:p>      "id": 21,</text:p>
            <text:p>      "quantity": 1</text:p>
            <text:p>    },  {</text:p>
            <text:p>      "id": 22,</text:p>
            <text:p>      "quantity": 1</text:p>
            <text:p>    },  {</text:p>
            <text:p>      "id": 23,</text:p>
            <text:p>      "quantity": 1</text:p>
            <text:p>    },  {</text:p>
            <text:p>      "id": 24,</text:p>
            <text:p>      "quantity": 1</text:p>
            <text:p>    },  {</text:p>
            <text:p>      "id": 25,</text:p>
            <text:p>      "quantity": 1</text:p>
            <text:p>    },  {</text:p>
            <text:p>      "id": 26,</text:p>
            <text:p>      "quantity": 1</text:p>
            <text:p>    },  {</text:p>
            <text:p>      "id": 27,</text:p>
            <text:p>      "quantity": 1</text:p>
            <text:p>    },  {</text:p>
            <text:p>      "id": 28,</text:p>
            <text:p>      "quantity": 1</text:p>
            <text:p>    },  {</text:p>
            <text:p>      "id": 29,</text:p>
            <text:p>      "quantity": 1</text:p>
            <text:p>    },  {</text:p>
            <text:p>      "id": 30,</text:p>
            <text:p>      "quantity": 1</text:p>
            <text:p>    }</text:p>
            <text:p>  ]</text:p>
            <text:p>}</text:p>
          </table:table-cell>
          <table:table-cell table:number-columns-repeated="2" table:style-name="ce3" office:value-type="string" calcext:value-type="string">
            <text:p>400 Bad Request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" table:number-rows-repeated="4">
          <table:table-cell table:style-name="ce5" table:number-columns-repeated="8"/>
          <table:table-cell table:style-name="ce6" table:number-columns-repeated="17"/>
          <table:table-cell table:number-columns-repeated="999"/>
        </table:table-row>
        <table:table-row table:style-name="ro2" table:number-rows-repeated="189">
          <table:table-cell table:style-name="ce6" table:number-columns-repeated="25"/>
          <table:table-cell table:number-columns-repeated="999"/>
        </table:table-row>
        <table:table-row table:style-name="ro2" table:number-rows-repeated="780">
          <table:table-cell table:number-columns-repeated="1024"/>
        </table:table-row>
        <table:table-row table:style-name="ro19" table:number-rows-repeated="1047577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OST order-and-gov1delivery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1016" table:default-cell-style-name="Default"/>
        <table:table-row table:style-name="ro1">
          <table:table-cell table:style-name="ce16"/>
          <table:table-cell table:style-name="ce2" office:value-type="string" calcext:value-type="string">
            <text:p>Título do caso de teste</text:p>
          </table:table-cell>
          <table:table-cell table:style-name="ce16" office:value-type="string" calcext:value-type="string">
            <text:p>Etapas do teste</text:p>
          </table:table-cell>
          <table:table-cell table:style-name="ce16" office:value-type="string" calcext:value-type="string">
            <text:p>Dados do teste (corpo da solicitação)</text:p>
          </table:table-cell>
          <table:table-cell table:style-name="ce2" office:value-type="string" calcext:value-type="string">
            <text:p>Resultado esperado</text:p>
          </table:table-cell>
          <table:table-cell table:style-name="ce2" office:value-type="string" calcext:value-type="string">
            <text:p>Resultado real</text:p>
          </table:table-cell>
          <table:table-cell table:style-name="ce16" office:value-type="string" calcext:value-type="string">
            <text:p>Status</text:p>
          </table:table-cell>
          <table:table-cell table:style-name="ce2" office:value-type="string" calcext:value-type="string">
            <text:p>Link para o relatório de bug</text:p>
          </table:table-cell>
          <table:table-cell table:style-name="ce6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1">Requisito 2: </text:span><text:span text:style-name="T2">/order-and-go/v1/delivery</text:span></text:p>
          </table:table-cell>
          <table:covered-table-cell table:number-columns-repeated="6" table:style-name="ce8"/>
          <table:covered-table-cell table:style-name="ce11"/>
          <table:table-cell table:style-name="ce6" table:number-columns-repeated="17"/>
          <table:table-cell table:number-columns-repeated="999"/>
        </table:table-row>
        <table:table-row table:style-name="ro20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viar requisilção POST para validar o custo da entrega igual à 3.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11,</text:p>
            <text:p>    "productsCount": 2,</text:p>
            <text:p>    "productsWeight": 2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viar requisilção POST para validar o custo da entrega igual à 5.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11,</text:p>
            <text:p>    "productsCount": 12,</text:p>
            <text:p>    "productsWeight": 5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viar requisilção POST para validar o DeliveryTime = 7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7,</text:p>
            <text:p>    "productsCount": 9,</text:p>
            <text:p>    "productsWeight": 3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5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19" xlink:type="simple">https://bernardosantos2.atlassian.net/browse/BPPS4-19</text:a></text:p>
          </table:table-cell>
          <table:table-cell table:style-name="ce15" table:number-columns-repeated="18"/>
          <table:table-cell table:number-columns-repeated="998"/>
        </table:table-row>
        <table:table-row table:style-name="ro20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nviar requisilção POST para validar o DeliveryTime = 8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8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15" table:number-columns-repeated="18"/>
          <table:table-cell table:number-columns-repeated="998"/>
        </table:table-row>
        <table:table-row table:style-name="ro2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viar requisilção POST para validar o DeliveryTime = 9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9,</text:p>
            <text:p>    "productsCount": 8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15" table:number-columns-repeated="18"/>
          <table:table-cell table:number-columns-repeated="998"/>
        </table:table-row>
        <table:table-row table:style-name="ro24">
          <table:table-cell table:style-name="ce12" office:value-type="float" office:value="6" calcext:value-type="float">
            <text:p>6</text:p>
          </table:table-cell>
          <table:table-cell table:style-name="ce3" office:value-type="string" calcext:value-type="string">
            <text:p>Enviar requisilção POST para validar o DeliveryTime = 2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1,</text:p>
            <text:p>    "productsCount": 8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11">
          <table:table-cell table:style-name="ce12" office:value-type="float" office:value="7" calcext:value-type="float">
            <text:p>7</text:p>
          </table:table-cell>
          <table:table-cell table:style-name="ce3" office:value-type="string" calcext:value-type="string">
            <text:p>Enviar requisilção POST para validar o DeliveryTime = 22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5">
          <table:table-cell table:style-name="ce12" office:value-type="float" office:value="8" calcext:value-type="float">
            <text:p>8</text:p>
          </table:table-cell>
          <table:table-cell table:style-name="ce3" office:value-type="string" calcext:value-type="string">
            <text:p>Enviar requisilção POST para validar o DeliveryTime = 23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3,</text:p>
            <text:p>    "productsCount": 8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5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0" xlink:type="simple">https://bernardosantos2.atlassian.net/browse/BPPS4-20</text:a></text:p>
          </table:table-cell>
          <table:table-cell table:style-name="ce6" table:number-columns-repeated="17"/>
          <table:table-cell table:number-columns-repeated="999"/>
        </table:table-row>
        <table:table-row table:style-name="ro26">
          <table:table-cell table:style-name="ce12" office:value-type="float" office:value="9" calcext:value-type="float">
            <text:p>9</text:p>
          </table:table-cell>
          <table:table-cell table:style-name="ce3" office:value-type="string" calcext:value-type="string">
            <text:p>Enviar requisilção POST para validar o DeliveryTime como string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"be",</text:p>
            <text:p>    "productsCount": 8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1" xlink:type="simple">https://bernardosantos2.atlassian.net/browse/BPPS4-21</text:a></text:p>
          </table:table-cell>
          <table:table-cell table:style-name="ce6" table:number-columns-repeated="17"/>
          <table:table-cell table:number-columns-repeated="999"/>
        </table:table-row>
        <table:table-row table:style-name="ro6">
          <table:table-cell table:style-name="ce12" office:value-type="float" office:value="10" calcext:value-type="float">
            <text:p>10</text:p>
          </table:table-cell>
          <table:table-cell table:style-name="ce3" office:value-type="string" calcext:value-type="string">
            <text:p>Enviar requisilção POST para validar o DeliveryTime como caracter especial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"@@",</text:p>
            <text:p>    "productsCount": 8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2" xlink:type="simple">https://bernardosantos2.atlassian.net/browse/BPPS4-22</text:a></text:p>
          </table:table-cell>
          <table:table-cell table:style-name="ce6" table:number-columns-repeated="17"/>
          <table:table-cell table:number-columns-repeated="999"/>
        </table:table-row>
        <table:table-row table:style-name="ro21">
          <table:table-cell table:style-name="ce12" office:value-type="float" office:value="11" calcext:value-type="float">
            <text:p>11</text:p>
          </table:table-cell>
          <table:table-cell table:style-name="ce3" office:value-type="string" calcext:value-type="string">
            <text:p>Enviar requisilção POST para validar o DeliveryTime com a string vazia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"",</text:p>
            <text:p>    "productsCount": 8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5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3" xlink:type="simple">https://bernardosantos2.atlassian.net/browse/BPPS4-23</text:a></text:p>
          </table:table-cell>
          <table:table-cell table:style-name="ce6" table:number-columns-repeated="17"/>
          <table:table-cell table:number-columns-repeated="999"/>
        </table:table-row>
        <table:table-row table:style-name="ro27">
          <table:table-cell table:style-name="ce12" office:value-type="float" office:value="12" calcext:value-type="float">
            <text:p>12</text:p>
          </table:table-cell>
          <table:table-cell table:style-name="ce3" office:value-type="string" calcext:value-type="string">
            <text:p>Enviar requisilção POST para validar o DeliveryTime como espaç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" ",</text:p>
            <text:p>    "productsCount": 8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5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4" xlink:type="simple">https://bernardosantos2.atlassian.net/browse/BPPS4-24</text:a></text:p>
          </table:table-cell>
          <table:table-cell table:style-name="ce6" table:number-columns-repeated="17"/>
          <table:table-cell table:number-columns-repeated="999"/>
        </table:table-row>
        <table:table-row table:style-name="ro21">
          <table:table-cell table:style-name="ce12" office:value-type="float" office:value="13" calcext:value-type="float">
            <text:p>13</text:p>
          </table:table-cell>
          <table:table-cell table:style-name="ce3" office:value-type="string" calcext:value-type="string">
            <text:p>Enviar requisilção POST para validar com o DeliveryTime inexistente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/>
            <text:p>    "productsCount": 8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5" xlink:type="simple">https://bernardosantos2.atlassian.net/browse/BPPS4-25</text:a></text:p>
          </table:table-cell>
          <table:table-cell table:style-name="ce6" table:number-columns-repeated="17"/>
          <table:table-cell table:number-columns-repeated="999"/>
        </table:table-row>
        <table:table-row table:style-name="ro20">
          <table:table-cell table:style-name="ce12" office:value-type="float" office:value="14" calcext:value-type="float">
            <text:p>14</text:p>
          </table:table-cell>
          <table:table-cell table:style-name="ce3" office:value-type="string" calcext:value-type="string">
            <text:p>Enviar requisilção POST para validar o ProductsCount = -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-1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6" xlink:type="simple">https://bernardosantos2.atlassian.net/browse/BPPS4-26</text:a></text:p>
          </table:table-cell>
          <table:table-cell table:style-name="ce6" table:number-columns-repeated="17"/>
          <table:table-cell table:number-columns-repeated="999"/>
        </table:table-row>
        <table:table-row table:style-name="ro28">
          <table:table-cell table:style-name="ce12" office:value-type="float" office:value="15" calcext:value-type="float">
            <text:p>15</text:p>
          </table:table-cell>
          <table:table-cell table:style-name="ce3" office:value-type="string" calcext:value-type="string">
            <text:p>Enviar requisilção POST para validar o ProductsCount = 0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0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7" xlink:type="simple">https://bernardosantos2.atlassian.net/browse/BPPS4-27</text:a></text:p>
          </table:table-cell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16" calcext:value-type="float">
            <text:p>16</text:p>
          </table:table-cell>
          <table:table-cell table:style-name="ce3" office:value-type="string" calcext:value-type="string">
            <text:p>Enviar requisilção POST para validar o ProductsCount = 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1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17" calcext:value-type="float">
            <text:p>17</text:p>
          </table:table-cell>
          <table:table-cell table:style-name="ce3" office:value-type="string" calcext:value-type="string">
            <text:p>Enviar requisilção POST para validar o ProductsCount = 8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8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18" calcext:value-type="float">
            <text:p>18</text:p>
          </table:table-cell>
          <table:table-cell table:style-name="ce3" office:value-type="string" calcext:value-type="string">
            <text:p>Enviar requisilção POST para validar o ProductsCount = 9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9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28" xlink:type="simple">https://bernardosantos2.atlassian.net/browse/BPPS4-28</text:a></text:p>
          </table:table-cell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19" calcext:value-type="float">
            <text:p>19</text:p>
          </table:table-cell>
          <table:table-cell table:style-name="ce3" office:value-type="string" calcext:value-type="string">
            <text:p>Enviar requisilção POST para validar o ProductsCount = 10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10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6">
          <table:table-cell table:style-name="ce17" office:value-type="float" office:value="20" calcext:value-type="float">
            <text:p>20</text:p>
          </table:table-cell>
          <table:table-cell table:style-name="ce3" office:value-type="string" calcext:value-type="string">
            <text:p>Enviar requisilção POST para validar o ProductsCount = 11</text:p>
          </table:table-cell>
          <table:table-cell table:style-name="ce17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11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9"/>
          <table:table-cell table:style-name="ce15" table:number-columns-repeated="18"/>
          <table:table-cell table:number-columns-repeated="998"/>
        </table:table-row>
        <table:table-row table:style-name="ro30">
          <table:table-cell table:style-name="ce17" office:value-type="float" office:value="21" calcext:value-type="float">
            <text:p>21</text:p>
          </table:table-cell>
          <table:table-cell table:style-name="ce3" office:value-type="string" calcext:value-type="string">
            <text:p>Enviar requisilção POST para validar o ProductsCount = 14</text:p>
          </table:table-cell>
          <table:table-cell table:style-name="ce17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14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9"/>
          <table:table-cell table:style-name="ce15" table:number-columns-repeated="18"/>
          <table:table-cell table:number-columns-repeated="998"/>
        </table:table-row>
        <table:table-row table:style-name="ro27">
          <table:table-cell table:style-name="ce17" office:value-type="float" office:value="22" calcext:value-type="float">
            <text:p>22</text:p>
          </table:table-cell>
          <table:table-cell table:style-name="ce3" office:value-type="string" calcext:value-type="string">
            <text:p>Enviar requisilção POST para validar o ProductsCount = 15</text:p>
          </table:table-cell>
          <table:table-cell table:style-name="ce17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15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9"/>
          <table:table-cell table:style-name="ce15" table:number-columns-repeated="18"/>
          <table:table-cell table:number-columns-repeated="998"/>
        </table:table-row>
        <table:table-row table:style-name="ro23">
          <table:table-cell table:style-name="ce17" office:value-type="float" office:value="23" calcext:value-type="float">
            <text:p>23</text:p>
          </table:table-cell>
          <table:table-cell table:style-name="ce3" office:value-type="string" calcext:value-type="string">
            <text:p>Enviar requisilção POST para validar o ProductsCount = 16</text:p>
          </table:table-cell>
          <table:table-cell table:style-name="ce17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16,</text:p>
            <text:p>    "productsWeight": 3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bernardosantos2.atlassian.net/browse/BPPS4-29" xlink:type="simple">https://bernardosantos2.atlassian.net/browse/BPPS4-29</text:a></text:p>
          </table:table-cell>
          <table:table-cell table:style-name="ce15" table:number-columns-repeated="18"/>
          <table:table-cell table:number-columns-repeated="998"/>
        </table:table-row>
        <table:table-row table:style-name="ro23">
          <table:table-cell table:style-name="ce12" office:value-type="float" office:value="24" calcext:value-type="float">
            <text:p>24</text:p>
          </table:table-cell>
          <table:table-cell table:style-name="ce3" office:value-type="string" calcext:value-type="string">
            <text:p>Enviar requisilção POST para validar o ProductsCount como string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"be"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0" xlink:type="simple">https://bernardosantos2.atlassian.net/browse/BPPS4-30</text:a></text:p>
          </table:table-cell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25" calcext:value-type="float">
            <text:p>25</text:p>
          </table:table-cell>
          <table:table-cell table:style-name="ce3" office:value-type="string" calcext:value-type="string">
            <text:p>Enviar requisilção POST para validar o ProductsCount como caracter especial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8,</text:p>
            <text:p>    "productsCount": "@@"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1" xlink:type="simple">https://bernardosantos2.atlassian.net/browse/BPPS4-31</text:a></text:p>
          </table:table-cell>
          <table:table-cell table:style-name="ce6" table:number-columns-repeated="17"/>
          <table:table-cell table:number-columns-repeated="999"/>
        </table:table-row>
        <table:table-row table:style-name="ro30">
          <table:table-cell table:style-name="ce12" office:value-type="float" office:value="26" calcext:value-type="float">
            <text:p>26</text:p>
          </table:table-cell>
          <table:table-cell table:style-name="ce3" office:value-type="string" calcext:value-type="string">
            <text:p>Enviar requisilção POST para validar o ProductsCount como campo vazi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12" office:value-type="string" calcext:value-type="string">
            <text:p>{</text:p>
            <text:p>    "deliveryTime": 8,</text:p>
            <text:p>    "productsCount": ""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2" xlink:type="simple">https://bernardosantos2.atlassian.net/browse/BPPS4-32</text:a></text:p>
          </table:table-cell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27" calcext:value-type="float">
            <text:p>27</text:p>
          </table:table-cell>
          <table:table-cell table:style-name="ce3" office:value-type="string" calcext:value-type="string">
            <text:p>Enviar requisilção POST para validar o ProductsCount como espaç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12" office:value-type="string" calcext:value-type="string">
            <text:p>{</text:p>
            <text:p>    "deliveryTime": 8,</text:p>
            <text:p>    "productsCount": " ",</text:p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3" xlink:type="simple">https://bernardosantos2.atlassian.net/browse/BPPS4-33</text:a></text:p>
          </table:table-cell>
          <table:table-cell table:style-name="ce6" table:number-columns-repeated="17"/>
          <table:table-cell table:number-columns-repeated="999"/>
        </table:table-row>
        <table:table-row table:style-name="ro6">
          <table:table-cell table:style-name="ce12" office:value-type="float" office:value="28" calcext:value-type="float">
            <text:p>28</text:p>
          </table:table-cell>
          <table:table-cell table:style-name="ce3" office:value-type="string" calcext:value-type="string">
            <text:p>Enviar requisilção POST para validar com o ProductsCount inexistente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12" office:value-type="string" calcext:value-type="string">
            <text:p>{</text:p>
            <text:p>    "deliveryTime": 8,</text:p>
            <text:p/>
            <text:p>    "productsWeight": 3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4" xlink:type="simple">https://bernardosantos2.atlassian.net/browse/BPPS4-34</text:a></text:p>
          </table:table-cell>
          <table:table-cell table:style-name="ce6" table:number-columns-repeated="17"/>
          <table:table-cell table:number-columns-repeated="999"/>
        </table:table-row>
        <table:table-row table:style-name="ro29">
          <table:table-cell table:style-name="ce12" office:value-type="float" office:value="29" calcext:value-type="float">
            <text:p>29</text:p>
          </table:table-cell>
          <table:table-cell table:style-name="ce3" office:value-type="string" calcext:value-type="string">
            <text:p>Enviar requisilção POST para validar o ProductWeight <text:s/>= -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-1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5" xlink:type="simple">https://bernardosantos2.atlassian.net/browse/BPPS4-35</text:a></text:p>
          </table:table-cell>
          <table:table-cell table:style-name="ce6" table:number-columns-repeated="17"/>
          <table:table-cell table:number-columns-repeated="999"/>
        </table:table-row>
        <table:table-row table:style-name="ro30">
          <table:table-cell table:style-name="ce12" office:value-type="float" office:value="30" calcext:value-type="float">
            <text:p>30</text:p>
          </table:table-cell>
          <table:table-cell table:style-name="ce3" office:value-type="string" calcext:value-type="string">
            <text:p>Enviar requisilção POST para validar o ProductWeight <text:s/>= 0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0</text:p>
            <text:p>}</text:p>
          </table:table-cell>
          <table:table-cell table:style-name="ce12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6" xlink:type="simple">https://bernardosantos2.atlassian.net/browse/BPPS4-36</text:a></text:p>
          </table:table-cell>
          <table:table-cell table:style-name="ce6" table:number-columns-repeated="17"/>
          <table:table-cell table:number-columns-repeated="999"/>
        </table:table-row>
        <table:table-row table:style-name="ro21">
          <table:table-cell table:style-name="ce12" office:value-type="float" office:value="31" calcext:value-type="float">
            <text:p>31</text:p>
          </table:table-cell>
          <table:table-cell table:style-name="ce3" office:value-type="string" calcext:value-type="string">
            <text:p>Enviar requisilção POST para validar o ProductWeight <text:s/>= 0,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0.1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0">
          <table:table-cell table:style-name="ce12" office:value-type="float" office:value="32" calcext:value-type="float">
            <text:p>32</text:p>
          </table:table-cell>
          <table:table-cell table:style-name="ce3" office:value-type="string" calcext:value-type="string">
            <text:p>Enviar requisilção POST para validar o ProductWeight <text:s/>= 2,9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2.9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8">
          <table:table-cell table:style-name="ce12" office:value-type="float" office:value="33" calcext:value-type="float">
            <text:p>33</text:p>
          </table:table-cell>
          <table:table-cell table:style-name="ce3" office:value-type="string" calcext:value-type="string">
            <text:p>Enviar requisilção POST para validar o ProductWeight <text:s/>= 3,0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3.0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6">
          <table:table-cell table:style-name="ce12" office:value-type="float" office:value="34" calcext:value-type="float">
            <text:p>34</text:p>
          </table:table-cell>
          <table:table-cell table:style-name="ce3" office:value-type="string" calcext:value-type="string">
            <text:p>Enviar requisilção POST para validar o ProductWeight <text:s/>= 3,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3.1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7" xlink:type="simple">https://bernardosantos2.atlassian.net/browse/BPPS4-37</text:a></text:p>
          </table:table-cell>
          <table:table-cell table:style-name="ce6" table:number-columns-repeated="17"/>
          <table:table-cell table:number-columns-repeated="999"/>
        </table:table-row>
        <table:table-row table:style-name="ro24">
          <table:table-cell table:style-name="ce12" office:value-type="float" office:value="35" calcext:value-type="float">
            <text:p>35</text:p>
          </table:table-cell>
          <table:table-cell table:style-name="ce3" office:value-type="string" calcext:value-type="string">
            <text:p>Enviar requisilção POST para validar o ProductWeight <text:s/>= 3,2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3.2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8" xlink:type="simple">https://bernardosantos2.atlassian.net/browse/BPPS4-38</text:a></text:p>
          </table:table-cell>
          <table:table-cell table:style-name="ce6" table:number-columns-repeated="17"/>
          <table:table-cell table:number-columns-repeated="999"/>
        </table:table-row>
        <table:table-row table:style-name="ro23">
          <table:table-cell table:style-name="ce12" office:value-type="float" office:value="36" calcext:value-type="float">
            <text:p>36</text:p>
          </table:table-cell>
          <table:table-cell table:style-name="ce3" office:value-type="string" calcext:value-type="string">
            <text:p>Enviar requisilção POST para validar o ProductWeight <text:s/>= 5,9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5.9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0">
          <table:table-cell table:style-name="ce12" office:value-type="float" office:value="37" calcext:value-type="float">
            <text:p>37</text:p>
          </table:table-cell>
          <table:table-cell table:style-name="ce3" office:value-type="string" calcext:value-type="string">
            <text:p>Enviar requisilção POST para validar o ProductWeight <text:s/>= 6,0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6.0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9" office:value-type="string" calcext:value-type="string">
            <text:p>APROVADO</text:p>
          </table:table-cell>
          <table:table-cell table:style-name="ce13"/>
          <table:table-cell table:style-name="ce6" table:number-columns-repeated="17"/>
          <table:table-cell table:number-columns-repeated="999"/>
        </table:table-row>
        <table:table-row table:style-name="ro23">
          <table:table-cell table:style-name="ce12" office:value-type="float" office:value="38" calcext:value-type="float">
            <text:p>38</text:p>
          </table:table-cell>
          <table:table-cell table:style-name="ce3" office:value-type="string" calcext:value-type="string">
            <text:p>Enviar requisilção POST para validar o ProductWeight <text:s/>= 6,1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6.1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39" xlink:type="simple">https://bernardosantos2.atlassian.net/browse/BPPS4-39</text:a></text:p>
          </table:table-cell>
          <table:table-cell table:style-name="ce6" table:number-columns-repeated="17"/>
          <table:table-cell table:number-columns-repeated="999"/>
        </table:table-row>
        <table:table-row table:style-name="ro27">
          <table:table-cell table:style-name="ce12" office:value-type="float" office:value="39" calcext:value-type="float">
            <text:p>39</text:p>
          </table:table-cell>
          <table:table-cell table:style-name="ce3" office:value-type="string" calcext:value-type="string">
            <text:p>Enviar requisilção POST para validar o ProductWeight <text:s/>como string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"be"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40" xlink:type="simple">https://bernardosantos2.atlassian.net/browse/BPPS4-40</text:a></text:p>
          </table:table-cell>
          <table:table-cell table:style-name="ce6" table:number-columns-repeated="17"/>
          <table:table-cell table:number-columns-repeated="999"/>
        </table:table-row>
        <table:table-row table:style-name="ro24">
          <table:table-cell table:style-name="ce12" office:value-type="float" office:value="40" calcext:value-type="float">
            <text:p>40</text:p>
          </table:table-cell>
          <table:table-cell table:style-name="ce3" office:value-type="string" calcext:value-type="string">
            <text:p>Enviar requisilção POST para validar o ProductWeight <text:s/>como caracter especial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"@@"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41" xlink:type="simple">https://bernardosantos2.atlassian.net/browse/BPPS4-41</text:a></text:p>
          </table:table-cell>
          <table:table-cell table:style-name="ce6" table:number-columns-repeated="17"/>
          <table:table-cell table:number-columns-repeated="999"/>
        </table:table-row>
        <table:table-row table:style-name="ro25">
          <table:table-cell table:style-name="ce12" office:value-type="float" office:value="41" calcext:value-type="float">
            <text:p>41</text:p>
          </table:table-cell>
          <table:table-cell table:style-name="ce3" office:value-type="string" calcext:value-type="string">
            <text:p>Enviar requisilção POST para validar o ProductWeight <text:s/>como espaç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" "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42" xlink:type="simple">https://bernardosantos2.atlassian.net/browse/BPPS4-42</text:a></text:p>
          </table:table-cell>
          <table:table-cell table:style-name="ce6" table:number-columns-repeated="17"/>
          <table:table-cell table:number-columns-repeated="999"/>
        </table:table-row>
        <table:table-row table:style-name="ro27">
          <table:table-cell table:style-name="ce12" office:value-type="float" office:value="42" calcext:value-type="float">
            <text:p>42</text:p>
          </table:table-cell>
          <table:table-cell table:style-name="ce3" office:value-type="string" calcext:value-type="string">
            <text:p>Enviar requisilção POST para validar o ProductWeight <text:s/>como espaço vazi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>    "productsWeight": ""</text:p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43" xlink:type="simple">https://bernardosantos2.atlassian.net/browse/BPPS4-43</text:a></text:p>
          </table:table-cell>
          <table:table-cell table:style-name="ce6" table:number-columns-repeated="17"/>
          <table:table-cell table:number-columns-repeated="999"/>
        </table:table-row>
        <table:table-row table:style-name="ro23">
          <table:table-cell table:style-name="ce12" office:value-type="float" office:value="43" calcext:value-type="float">
            <text:p>43</text:p>
          </table:table-cell>
          <table:table-cell table:style-name="ce3" office:value-type="string" calcext:value-type="string">
            <text:p>Enviar requisilção POST para validar com o ProductWeight <text:s/>inexistente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8,</text:p>
            <text:p/>
            <text:p>}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4-44" xlink:type="simple">https://bernardosantos2.atlassian.net/browse/BPPS4-44</text:a></text:p>
          </table:table-cell>
          <table:table-cell table:style-name="ce6" table:number-columns-repeated="17"/>
          <table:table-cell table:number-columns-repeated="999"/>
        </table:table-row>
        <table:table-row table:style-name="ro2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nviar requisilção POST para validar sem o Body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Não inserir o Body</text:p>
          </table:table-cell>
          <table:table-cell table:style-name="ce3" office:value-type="string" calcext:value-type="string">
            <text:p>400 Bad Request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3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21" office:value-type="string" calcext:value-type="string">
            <text:p><text:a xlink:href="https://bernardosantos2.atlassian.net/browse/BPPS4-45" xlink:type="simple">https://bernardosantos2.atlassian.net/browse/BPPS4-45</text:a></text:p>
          </table:table-cell>
          <table:table-cell table:style-name="ce6" table:number-columns-repeated="17"/>
          <table:table-cell table:number-columns-repeated="999"/>
        </table:table-row>
        <table:table-row table:style-name="ro28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Enviar requisilção POST para validar alteração no "clientDeliveryCost" quando o número de alimentos é excedid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16,</text:p>
            <text:p>    "productsWeight": 3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9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5</text:p>
          </table:table-cell>
          <table:table-cell table:style-name="ce10" office:value-type="string" calcext:value-type="string">
            <text:p>REPROVADO</text:p>
          </table:table-cell>
          <table:table-cell table:style-name="ce21" office:value-type="string" calcext:value-type="string">
            <text:p><text:a xlink:href="https://bernardosantos2.atlassian.net/browse/BPPS4-46" xlink:type="simple">https://bernardosantos2.atlassian.net/browse/BPPS4-46</text:a></text:p>
          </table:table-cell>
          <table:table-cell table:style-name="ce6" table:number-columns-repeated="17"/>
          <table:table-cell table:number-columns-repeated="999"/>
        </table:table-row>
        <table:table-row table:style-name="ro20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Enviar requisilção POST para validar alteração no "clientDeliveryCost" quando o peso máximo é excedido</text:p>
          </table:table-cell>
          <table:table-cell table:style-name="ce3" office:value-type="string" calcext:value-type="string">
            <text:p>1. Envie uma solicitação POST para /order-and-go/v1/delivery.</text:p>
          </table:table-cell>
          <table:table-cell table:style-name="ce3" office:value-type="string" calcext:value-type="string">
            <text:p>{</text:p>
            <text:p>    "deliveryTime": 22,</text:p>
            <text:p>    "productsCount": 15,</text:p>
            <text:p>    "productsWeight": 6.1</text:p>
            <text:p>}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9</text:p>
          </table:table-cell>
          <table:table-cell table:style-name="ce3" office:value-type="string" calcext:value-type="string">
            <text:p>200 OK</text:p>
            <text:p>"isItPossibleToDeliver": true,</text:p>
            <text:p>"hostDeliveryCost": 5,</text:p>
            <text:p>"clientDeliveryCost": 0</text:p>
          </table:table-cell>
          <table:table-cell table:style-name="ce10" office:value-type="string" calcext:value-type="string">
            <text:p>REPROVADO</text:p>
          </table:table-cell>
          <table:table-cell table:style-name="ce21" office:value-type="string" calcext:value-type="string">
            <text:p><text:a xlink:href="https://bernardosantos2.atlassian.net/browse/BPPS4-47" xlink:type="simple">https://bernardosantos2.atlassian.net/browse/BPPS4-47</text:a></text:p>
          </table:table-cell>
          <table:table-cell table:style-name="ce6" table:number-columns-repeated="17"/>
          <table:table-cell table:number-columns-repeated="999"/>
        </table:table-row>
        <table:table-row table:style-name="ro2" table:number-rows-repeated="3">
          <table:table-cell table:style-name="ce18" table:number-columns-repeated="7"/>
          <table:table-cell table:style-name="ce22"/>
          <table:table-cell table:style-name="ce6" table:number-columns-repeated="17"/>
          <table:table-cell table:number-columns-repeated="999"/>
        </table:table-row>
        <table:table-row table:style-name="ro2" table:number-rows-repeated="20">
          <table:table-cell table:style-name="ce18" table:number-columns-repeated="8"/>
          <table:table-cell table:style-name="ce6" table:number-columns-repeated="17"/>
          <table:table-cell table:number-columns-repeated="999"/>
        </table:table-row>
        <table:table-row table:style-name="ro2" table:number-rows-repeated="155">
          <table:table-cell table:style-name="ce6" table:number-columns-repeated="25"/>
          <table:table-cell table:number-columns-repeated="999"/>
        </table:table-row>
        <table:table-row table:style-name="ro2" table:number-rows-repeated="780">
          <table:table-cell table:number-columns-repeated="1024"/>
        </table:table-row>
        <table:table-row table:style-name="ro19" table:number-rows-repeated="104756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ST_20_apiv1kits_7b_id_7d_products" style:display-name="PageStyle_POST apiv1kits{id}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order-and-gov1delivery" style:display-name="PageStyle_POST order-and-gov1deliv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6" meta:object-count="0"/>
    <meta:generator>LibreOfficeDev/6.0.5.2$Linux_X86_64 LibreOffice_project/</meta:generator>
  </office:meta>
</office:document-meta>
</file>